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5in" fo:margin-left="0in" table:align="left"/>
    </style:style>
    <style:style style:name="Table4.A" style:family="table-column">
      <style:table-column-properties style:column-width="4.75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P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983bdc" style:font-name-asian="Noto Sans CJK JP Regular" style:font-size-asian="11pt" style:font-name-complex="Noto Sans Devanagari" style:font-size-complex="11pt"/>
    </style:style>
    <style:style style:name="P7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1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margin-top="0in" fo:margin-bottom="0.0201in" loext:contextual-spacing="false" fo:text-align="center" style:justify-single-word="false"/>
      <style:text-properties style:font-name="Linux Libertine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32" style:family="paragraph" style:parent-style-name="Table_20_Contents">
      <style:paragraph-properties fo:margin-top="0in" fo:margin-bottom="0.0201in" loext:contextual-spacing="false"/>
      <style:text-properties officeooo:paragraph-rsid="00a6f89f"/>
    </style:style>
    <style:style style:name="P33" style:family="paragraph" style:parent-style-name="Table_20_Contents">
      <style:paragraph-properties fo:margin-top="0in" fo:margin-bottom="0.0201in" loext:contextual-spacing="false"/>
      <style:text-properties officeooo:paragraph-rsid="00b74f96"/>
    </style:style>
    <style:style style:name="P34" style:family="paragraph" style:parent-style-name="Table_20_Contents">
      <style:paragraph-properties fo:margin-top="0in" fo:margin-bottom="0.0201in" loext:contextual-spacing="false" fo:line-height="100%"/>
      <style:text-properties officeooo:paragraph-rsid="00a6f89f"/>
    </style:style>
    <style:style style:name="P35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officeooo:paragraph-rsid="00b74f96"/>
    </style:style>
    <style:style style:name="P37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b2508d" officeooo:paragraph-rsid="00b2508d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a6f89f" officeooo:paragraph-rsid="00a6f89f" style:font-size-asian="11pt" style:font-size-complex="11pt"/>
    </style:style>
    <style:style style:name="P45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caf099" officeooo:paragraph-rsid="00caf099" style:font-size-asian="11pt" style:font-size-complex="11pt"/>
    </style:style>
    <style:style style:name="P46" style:family="paragraph" style:parent-style-name="Standard" style:list-style-name="L1">
      <style:paragraph-properties fo:margin-top="0in" fo:margin-bottom="0.0201in" loext:contextual-spacing="false"/>
      <style:text-properties officeooo:paragraph-rsid="00b2508d"/>
    </style:style>
    <style:style style:name="P47" style:family="paragraph" style:parent-style-name="Standard" style:list-style-name="L1">
      <style:paragraph-properties fo:margin-top="0in" fo:margin-bottom="0.0201in" loext:contextual-spacing="false"/>
      <style:text-properties officeooo:paragraph-rsid="00cd3ec0"/>
    </style:style>
    <style:style style:name="P48" style:family="paragraph" style:parent-style-name="Standard" style:list-style-name="L1">
      <style:paragraph-properties fo:margin-top="0in" fo:margin-bottom="0.0201in" loext:contextual-spacing="false"/>
      <style:text-properties officeooo:paragraph-rsid="00a6f89f"/>
    </style:style>
    <style:style style:name="P49" style:family="paragraph" style:parent-style-name="Standard" style:list-style-name="L1">
      <style:paragraph-properties fo:margin-top="0in" fo:margin-bottom="0.0201in" loext:contextual-spacing="false"/>
      <style:text-properties officeooo:paragraph-rsid="00e7415c"/>
    </style:style>
    <style:style style:name="P50" style:family="paragraph" style:parent-style-name="Standard" style:list-style-name="L1">
      <style:paragraph-properties fo:margin-top="0in" fo:margin-bottom="0.0201in" loext:contextual-spacing="false"/>
      <style:text-properties officeooo:rsid="00f01355" officeooo:paragraph-rsid="00f01355"/>
    </style:style>
    <style:style style:name="P51" style:family="paragraph" style:parent-style-name="Standard" style:list-style-name="L1">
      <style:paragraph-properties fo:margin-top="0in" fo:margin-bottom="0.0201in" loext:contextual-spacing="false"/>
      <style:text-properties officeooo:rsid="00f26ff1" officeooo:paragraph-rsid="00f26ff1"/>
    </style:style>
    <style:style style:name="P52" style:family="paragraph" style:parent-style-name="Table_20_Contents" style:list-style-name="L1">
      <style:paragraph-properties fo:margin-top="0in" fo:margin-bottom="0.0201in" loext:contextual-spacing="false"/>
      <style:text-properties officeooo:paragraph-rsid="00b74f96"/>
    </style:style>
    <style:style style:name="P53" style:family="paragraph" style:parent-style-name="Table_20_Contents" style:list-style-name="L1">
      <style:paragraph-properties fo:margin-top="0in" fo:margin-bottom="0.0201in" loext:contextual-spacing="false"/>
      <style:text-properties officeooo:paragraph-rsid="00a6f89f"/>
    </style:style>
    <style:style style:name="P54" style:family="paragraph" style:parent-style-name="Table_20_Contents" style:list-style-name="L1">
      <style:paragraph-properties fo:margin-top="0in" fo:margin-bottom="0.0201in" loext:contextual-spacing="false"/>
      <style:text-properties officeooo:paragraph-rsid="00d2774d"/>
    </style:style>
    <style:style style:name="P55" style:family="paragraph" style:parent-style-name="Table_20_Contents" style:list-style-name="L1">
      <style:paragraph-properties fo:margin-top="0in" fo:margin-bottom="0.0201in" loext:contextual-spacing="false"/>
      <style:text-properties officeooo:paragraph-rsid="00d84d7c"/>
    </style:style>
    <style:style style:name="P56" style:family="paragraph" style:parent-style-name="Table_20_Contents" style:list-style-name="L1">
      <style:paragraph-properties fo:margin-top="0in" fo:margin-bottom="0.0201in" loext:contextual-spacing="false"/>
      <style:text-properties officeooo:paragraph-rsid="00e3c7f3"/>
    </style:style>
    <style:style style:name="P57" style:family="paragraph" style:parent-style-name="Table_20_Contents" style:list-style-name="L1">
      <style:paragraph-properties fo:margin-top="0in" fo:margin-bottom="0.0201in" loext:contextual-spacing="false"/>
      <style:text-properties officeooo:paragraph-rsid="00d6c934"/>
    </style:style>
    <style:style style:name="P58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62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63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64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d6c934" style:font-size-asian="11pt" style:font-size-complex="11pt"/>
    </style:style>
    <style:style style:name="P6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ca8632" officeooo:paragraph-rsid="00ca8632" style:font-size-asian="11pt" style:font-size-complex="11pt"/>
    </style:style>
    <style:style style:name="P70" style:family="paragraph" style:parent-style-name="Table_20_Contents" style:list-style-name="L1">
      <style:paragraph-properties fo:margin-top="0in" fo:margin-bottom="0.0201in" loext:contextual-spacing="false"/>
      <style:text-properties officeooo:rsid="00cfacac" officeooo:paragraph-rsid="00cfacac"/>
    </style:style>
    <style:style style:name="P7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da007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69e0" style:font-weight-asian="normal" style:font-weight-complex="normal"/>
    </style:style>
    <style:style style:name="T7" style:family="text">
      <style:text-properties fo:font-weight="normal" officeooo:rsid="00922416" style:font-weight-asian="normal" style:font-weight-complex="normal"/>
    </style:style>
    <style:style style:name="T8" style:family="text">
      <style:text-properties fo:font-weight="normal" officeooo:rsid="0093c37e" style:font-weight-asian="normal" style:font-weight-complex="normal"/>
    </style:style>
    <style:style style:name="T9" style:family="text">
      <style:text-properties fo:font-weight="normal" officeooo:rsid="0096a386" style:font-weight-asian="normal" style:font-weight-complex="normal"/>
    </style:style>
    <style:style style:name="T10" style:family="text">
      <style:text-properties fo:font-weight="normal" officeooo:rsid="009aa60f" style:font-weight-asian="normal" style:font-weight-complex="normal"/>
    </style:style>
    <style:style style:name="T11" style:family="text">
      <style:text-properties fo:font-weight="normal" officeooo:rsid="00a50cea" style:font-weight-asian="normal" style:font-weight-complex="normal"/>
    </style:style>
    <style:style style:name="T12" style:family="text">
      <style:text-properties fo:font-weight="normal" officeooo:rsid="00ca948e" style:font-weight-asian="normal" style:font-weight-complex="normal"/>
    </style:style>
    <style:style style:name="T13" style:family="text">
      <style:text-properties fo:font-weight="normal" officeooo:rsid="00d5332d" style:font-weight-asian="normal" style:font-weight-complex="normal"/>
    </style:style>
    <style:style style:name="T14" style:family="text">
      <style:text-properties fo:font-weight="normal" officeooo:rsid="00103ce5" style:font-weight-asian="normal" style:font-weight-complex="normal"/>
    </style:style>
    <style:style style:name="T15" style:family="text">
      <style:text-properties fo:font-weight="normal" officeooo:rsid="00c359ad" style:font-weight-asian="normal" style:font-weight-complex="normal"/>
    </style:style>
    <style:style style:name="T16" style:family="text">
      <style:text-properties fo:font-weight="normal" officeooo:rsid="00efd4d7" style:font-weight-asian="normal" style:font-weight-complex="normal"/>
    </style:style>
    <style:style style:name="T17" style:family="text">
      <style:text-properties officeooo:rsid="004dd4db"/>
    </style:style>
    <style:style style:name="T18" style:family="text">
      <style:text-properties officeooo:rsid="004f73cb"/>
    </style:style>
    <style:style style:name="T19" style:family="text">
      <style:text-properties officeooo:rsid="005080c2"/>
    </style:style>
    <style:style style:name="T20" style:family="text">
      <style:text-properties officeooo:rsid="00514c0a"/>
    </style:style>
    <style:style style:name="T21" style:family="text">
      <style:text-properties officeooo:rsid="005b4a3c"/>
    </style:style>
    <style:style style:name="T22" style:family="text">
      <style:text-properties fo:font-size="16pt" officeooo:rsid="0016a030" style:font-size-asian="16pt" style:font-size-complex="16pt"/>
    </style:style>
    <style:style style:name="T23" style:family="text">
      <style:text-properties fo:font-size="16pt" officeooo:rsid="0087a1f4" style:font-size-asian="16pt" style:font-size-complex="1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style:style style:name="T26" style:family="text">
      <style:text-properties style:font-name="Linux Libertine" fo:font-size="11pt" fo:font-weight="bold" officeooo:rsid="00a50cea" style:font-size-asian="11pt" style:font-weight-asian="bold" style:font-size-complex="11pt" style:font-weight-complex="bold"/>
    </style:style>
    <style:style style:name="T27" style:family="text">
      <style:text-properties style:font-name="Linux Libertine" fo:font-size="11pt" fo:font-weight="bold" officeooo:rsid="00bc1d7e" style:font-size-asian="11pt" style:font-weight-asian="bold" style:font-size-complex="11pt" style:font-weight-complex="bold"/>
    </style:style>
    <style:style style:name="T28" style:family="text">
      <style:text-properties style:font-name="Linux Libertine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30" style:family="text">
      <style:text-properties style:font-name="Linux Libertine" fo:font-size="11pt" fo:font-weight="normal" officeooo:rsid="0093c37e" style:font-size-asian="11pt" style:font-weight-asian="normal" style:font-size-complex="11pt" style:font-weight-complex="normal"/>
    </style:style>
    <style:style style:name="T31" style:family="text">
      <style:text-properties style:font-name="Linux Libertine" fo:font-size="11pt" fo:font-weight="normal" officeooo:rsid="0095a825" style:font-size-asian="11pt" style:font-weight-asian="normal" style:font-size-complex="11pt" style:font-weight-complex="normal"/>
    </style:style>
    <style:style style:name="T32" style:family="text">
      <style:text-properties style:font-name="Linux Libertine" fo:font-size="11pt" fo:font-weight="normal" officeooo:rsid="0096a386" style:font-size-asian="11pt" style:font-weight-asian="normal" style:font-size-complex="11pt" style:font-weight-complex="normal"/>
    </style:style>
    <style:style style:name="T33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34" style:family="text">
      <style:text-properties style:font-name="Linux Libertine" fo:font-size="11pt" fo:font-weight="normal" officeooo:rsid="009aa60f" style:font-size-asian="11pt" style:font-weight-asian="normal" style:font-size-complex="11pt" style:font-weight-complex="normal"/>
    </style:style>
    <style:style style:name="T35" style:family="text">
      <style:text-properties style:font-name="Linux Libertine" fo:font-size="11pt" fo:font-weight="normal" officeooo:rsid="00a4d19f" style:font-size-asian="11pt" style:font-weight-asian="normal" style:font-size-complex="11pt" style:font-weight-complex="normal"/>
    </style:style>
    <style:style style:name="T36" style:family="text">
      <style:text-properties style:font-name="Linux Libertine" fo:font-size="11pt" fo:font-weight="normal" officeooo:rsid="00a50cea" style:font-size-asian="11pt" style:font-weight-asian="normal" style:font-size-complex="11pt" style:font-weight-complex="normal"/>
    </style:style>
    <style:style style:name="T37" style:family="text">
      <style:text-properties style:font-name="Linux Libertine" fo:font-size="11pt" fo:font-weight="normal" officeooo:rsid="00922416" style:font-size-asian="11pt" style:font-weight-asian="normal" style:font-size-complex="11pt" style:font-weight-complex="normal"/>
    </style:style>
    <style:style style:name="T38" style:family="text">
      <style:text-properties style:font-name="Linux Libertine" fo:font-size="11pt" fo:font-weight="normal" officeooo:rsid="002ac7f3" style:font-size-asian="11pt" style:font-weight-asian="normal" style:font-size-complex="11pt" style:font-weight-complex="normal"/>
    </style:style>
    <style:style style:name="T39" style:family="text">
      <style:text-properties style:font-name="Linux Libertine" fo:font-size="11pt" fo:font-weight="normal" officeooo:rsid="008f95df" style:font-size-asian="11pt" style:font-weight-asian="normal" style:font-size-complex="11pt" style:font-weight-complex="normal"/>
    </style:style>
    <style:style style:name="T40" style:family="text">
      <style:text-properties style:font-name="Linux Libertine" fo:font-size="11pt" fo:font-weight="normal" officeooo:rsid="00b2508d" style:font-size-asian="11pt" style:font-weight-asian="normal" style:font-size-complex="11pt" style:font-weight-complex="normal"/>
    </style:style>
    <style:style style:name="T41" style:family="text">
      <style:text-properties style:font-name="Linux Libertine" fo:font-size="11pt" fo:font-weight="normal" officeooo:rsid="00c3d5c8" style:font-size-asian="11pt" style:font-weight-asian="normal" style:font-size-complex="11pt" style:font-weight-complex="normal"/>
    </style:style>
    <style:style style:name="T42" style:family="text">
      <style:text-properties style:font-name="Linux Libertine" fo:font-size="11pt" fo:font-weight="normal" officeooo:rsid="00c5d5a3" style:font-size-asian="11pt" style:font-weight-asian="normal" style:font-size-complex="11pt" style:font-weight-complex="normal"/>
    </style:style>
    <style:style style:name="T43" style:family="text">
      <style:text-properties style:font-name="Linux Libertine" fo:font-size="11pt" fo:font-weight="normal" officeooo:rsid="00d84d7c" style:font-size-asian="11pt" style:font-weight-asian="normal" style:font-size-complex="11pt" style:font-weight-complex="normal"/>
    </style:style>
    <style:style style:name="T44" style:family="text">
      <style:text-properties style:font-name="Linux Libertine" fo:font-size="11pt" fo:font-weight="normal" officeooo:rsid="00dacabf" style:font-size-asian="11pt" style:font-weight-asian="normal" style:font-size-complex="11pt" style:font-weight-complex="normal"/>
    </style:style>
    <style:style style:name="T45" style:family="text">
      <style:text-properties style:font-name="Linux Libertine" fo:font-size="11pt" fo:font-weight="normal" officeooo:rsid="00dbe40c" style:font-size-asian="11pt" style:font-weight-asian="normal" style:font-size-complex="11pt" style:font-weight-complex="normal"/>
    </style:style>
    <style:style style:name="T46" style:family="text">
      <style:text-properties style:font-name="Linux Libertine" fo:font-size="11pt" fo:font-weight="normal" officeooo:rsid="000da007" style:font-size-asian="11pt" style:font-weight-asian="normal" style:font-size-complex="11pt" style:font-weight-complex="normal"/>
    </style:style>
    <style:style style:name="T47" style:family="text">
      <style:text-properties style:font-name="Linux Libertine" fo:font-size="11pt" fo:font-weight="normal" officeooo:rsid="00dc6b1b" style:font-size-asian="11pt" style:font-weight-asian="normal" style:font-size-complex="11pt" style:font-weight-complex="normal"/>
    </style:style>
    <style:style style:name="T48" style:family="text">
      <style:text-properties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49" style:family="text">
      <style:text-properties style:font-name="Linux Libertine" fo:font-size="11pt" fo:font-weight="normal" officeooo:rsid="0028276d" style:font-size-asian="11pt" style:font-weight-asian="normal" style:font-size-complex="11pt" style:font-weight-complex="normal"/>
    </style:style>
    <style:style style:name="T50" style:family="text">
      <style:text-properties style:font-name="Linux Libertine" fo:font-size="11pt" fo:font-weight="normal" officeooo:rsid="003569e0" style:font-size-asian="11pt" style:font-weight-asian="normal" style:font-size-complex="11pt" style:font-weight-complex="normal"/>
    </style:style>
    <style:style style:name="T51" style:family="text">
      <style:text-properties style:font-name="Linux Libertine" fo:font-size="11pt" fo:font-weight="normal" officeooo:rsid="00ca948e" style:font-size-asian="11pt" style:font-weight-asian="normal" style:font-size-complex="11pt" style:font-weight-complex="normal"/>
    </style:style>
    <style:style style:name="T52" style:family="text">
      <style:text-properties style:font-name="Linux Libertine" fo:font-size="11pt" fo:font-weight="normal" officeooo:rsid="00e32b3e" style:font-size-asian="11pt" style:font-weight-asian="normal" style:font-size-complex="11pt" style:font-weight-complex="normal"/>
    </style:style>
    <style:style style:name="T53" style:family="text">
      <style:text-properties style:font-name="Linux Libertine" fo:font-size="11pt" fo:font-weight="normal" officeooo:rsid="00412e07" style:font-size-asian="11pt" style:font-weight-asian="normal" style:font-size-complex="11pt" style:font-weight-complex="normal"/>
    </style:style>
    <style:style style:name="T54" style:family="text">
      <style:text-properties style:font-name="Linux Libertine" fo:font-size="11pt" fo:font-weight="normal" officeooo:rsid="00a6f89f" style:font-size-asian="11pt" style:font-weight-asian="normal" style:font-size-complex="11pt" style:font-weight-complex="normal"/>
    </style:style>
    <style:style style:name="T55" style:family="text">
      <style:text-properties style:font-name="Linux Libertine" fo:font-size="11pt" fo:font-weight="normal" officeooo:rsid="00f01355" style:font-size-asian="11pt" style:font-weight-asian="normal" style:font-size-complex="11pt" style:font-weight-complex="normal"/>
    </style:style>
    <style:style style:name="T56" style:family="text">
      <style:text-properties style:font-name="Linux Libertine" fo:font-size="11pt" fo:font-weight="normal" officeooo:rsid="00e7415c" style:font-size-asian="11pt" style:font-weight-asian="normal" style:font-size-complex="11pt" style:font-weight-complex="normal"/>
    </style:style>
    <style:style style:name="T57" style:family="text">
      <style:text-properties style:font-name="Linux Libertine" fo:font-size="11pt" fo:font-weight="normal" officeooo:rsid="00f0c1f8" style:font-size-asian="11pt" style:font-weight-asian="normal" style:font-size-complex="11pt" style:font-weight-complex="normal"/>
    </style:style>
    <style:style style:name="T58" style:family="text">
      <style:text-properties style:font-name="Linux Libertine" fo:font-size="11pt" fo:font-weight="normal" officeooo:rsid="00f2bcdf" style:font-size-asian="11pt" style:font-weight-asian="normal" style:font-size-complex="11pt" style:font-weight-complex="normal"/>
    </style:style>
    <style:style style:name="T59" style:family="text">
      <style:text-properties style:font-name="Linux Libertine" fo:font-size="11pt" fo:font-weight="normal" officeooo:rsid="00f87600" style:font-size-asian="11pt" style:font-weight-asian="normal" style:font-size-complex="11pt" style:font-weight-complex="normal"/>
    </style:style>
    <style:style style:name="T60" style:family="text">
      <style:text-properties style:font-name="Linux Libertine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Linux Libertine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Linux Libertine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font-name="Linux Libertine" fo:font-size="11pt" officeooo:rsid="00cdaccc" style:font-size-asian="11pt" style:font-size-complex="11pt"/>
    </style:style>
    <style:style style:name="T64" style:family="text">
      <style:text-properties style:font-name="Linux Libertine" fo:font-size="11pt" officeooo:rsid="00cd3ec0" style:font-size-asian="11pt" style:font-size-complex="11pt"/>
    </style:style>
    <style:style style:name="T65" style:family="text">
      <style:text-properties style:font-name="Linux Libertine" fo:font-size="11pt" officeooo:rsid="00a6f89f" style:font-size-asian="11pt" style:font-size-complex="11pt"/>
    </style:style>
    <style:style style:name="T66" style:family="text">
      <style:text-properties style:font-name="Linux Libertine" fo:font-size="11pt" officeooo:rsid="00e8c704" style:font-size-asian="11pt" style:font-size-complex="11pt"/>
    </style:style>
    <style:style style:name="T67" style:family="text">
      <style:text-properties style:font-name="Linux Libertine" fo:font-size="11pt" officeooo:rsid="00c359ad" style:font-size-asian="11pt" style:font-size-complex="11pt"/>
    </style:style>
    <style:style style:name="T68" style:family="text">
      <style:text-properties style:font-name="Linux Libertine" fo:font-size="11pt" officeooo:rsid="00e696a2" style:font-size-asian="11pt" style:font-size-complex="11pt"/>
    </style:style>
    <style:style style:name="T69" style:family="text">
      <style:text-properties style:font-name="Linux Libertine" fo:font-size="11pt" officeooo:rsid="00f747ff" style:font-size-asian="11pt" style:font-size-complex="11pt"/>
    </style:style>
    <style:style style:name="T70" style:family="text">
      <style:text-properties style:font-name="Linux Libertine" fo:font-size="13pt" fo:font-weight="normal" officeooo:rsid="00b74f96" style:font-size-asian="13pt" style:font-weight-asian="normal" style:font-size-complex="13pt" style:font-weight-complex="normal"/>
    </style:style>
    <style:style style:name="T71" style:family="text">
      <style:text-properties style:font-name="Linux Libertine" fo:font-size="13pt" fo:font-weight="normal" officeooo:rsid="0028276d" style:font-size-asian="13pt" style:font-weight-asian="normal" style:font-size-complex="13pt" style:font-weight-complex="normal"/>
    </style:style>
    <style:style style:name="T72" style:family="text">
      <style:text-properties officeooo:rsid="00922416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76" style:family="text">
      <style:text-properties officeooo:rsid="0096a386"/>
    </style:style>
    <style:style style:name="T77" style:family="text">
      <style:text-properties officeooo:rsid="00983bdc"/>
    </style:style>
    <style:style style:name="T78" style:family="text">
      <style:text-properties officeooo:rsid="0089294f"/>
    </style:style>
    <style:style style:name="T79" style:family="text">
      <style:text-properties officeooo:rsid="00a6f89f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style:font-name="Linux Libertine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82" style:family="text">
      <style:text-properties style:use-window-font-color="true"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83" style:family="text">
      <style:text-properties style:use-window-font-color="true" style:text-underline-style="none"/>
    </style:style>
    <style:style style:name="T84" style:family="text">
      <style:text-properties style:use-window-font-color="true" style:text-underline-style="none" officeooo:rsid="0085d603"/>
    </style:style>
    <style:style style:name="T85" style:family="text">
      <style:text-properties officeooo:rsid="00c45559"/>
    </style:style>
    <style:style style:name="T86" style:family="text">
      <style:text-properties officeooo:rsid="00ca2acc"/>
    </style:style>
    <style:style style:name="T87" style:family="text">
      <style:text-properties officeooo:rsid="00ca948e"/>
    </style:style>
    <style:style style:name="T88" style:family="text">
      <style:text-properties officeooo:rsid="00cccf58"/>
    </style:style>
    <style:style style:name="T89" style:family="text">
      <style:text-properties officeooo:rsid="00d2774d"/>
    </style:style>
    <style:style style:name="T90" style:family="text">
      <style:text-properties style:font-name="Linux Libertine" fo:font-size="11pt" fo:font-weight="normal" officeooo:rsid="00d2774d" style:font-size-asian="11pt" style:font-weight-asian="normal" style:font-size-complex="11pt" style:font-weight-complex="normal"/>
    </style:style>
    <style:style style:name="T91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92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93" style:family="text">
      <style:text-properties style:font-name="Linux Libertine" fo:font-size="11pt" fo:font-weight="normal" officeooo:rsid="00c359ad" style:font-size-asian="11pt" style:font-weight-asian="normal" style:font-size-complex="11pt" style:font-weight-complex="normal"/>
    </style:style>
    <style:style style:name="T94" style:family="text">
      <style:text-properties officeooo:rsid="00d90853"/>
    </style:style>
    <style:style style:name="T95" style:family="text">
      <style:text-properties officeooo:rsid="00e18298"/>
    </style:style>
    <style:style style:name="T96" style:family="text">
      <style:text-properties officeooo:rsid="00f01355"/>
    </style:style>
    <style:style style:name="T97" style:family="text">
      <style:text-properties officeooo:rsid="00f4a1e9"/>
    </style:style>
    <style:style style:name="T98" style:family="text">
      <style:text-properties officeooo:rsid="00f65781"/>
    </style:style>
    <style:style style:name="T99" style:family="text">
      <style:text-properties officeooo:rsid="00f6e7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4">C</text:span><text:span text:style-name="T22">HRISTOPHER</text:span> <text:span text:style-name="T24">S. C</text:span><text:span text:style-name="T22">ORLEY, </text:span><text:span text:style-name="T23">PhD</text:span></text:p>
          </table:table-cell>
          <table:table-cell table:style-name="Table1.A1" office:value-type="string">
            <text:p text:style-name="P6"><text:a xlink:type="simple" xlink:href="https://christop.club/" text:style-name="Internet_20_link" text:visited-style-name="Visited_20_Internet_20_Link"><text:span text:style-name="T83">http</text:span></text:a><text:a xlink:type="simple" xlink:href="https://christop.club/" text:style-name="Internet_20_link" text:visited-style-name="Visited_20_Internet_20_Link"><text:span text:style-name="T84">s</text:span></text:a><text:a xlink:type="simple" xlink:href="https://christop.club/" text:style-name="Internet_20_link" text:visited-style-name="Visited_20_Internet_20_Link"><text:span text:style-name="T83">://christop.club</text:span></text:a></text:p>
            <text:p text:style-name="P4"><text:a xlink:type="simple" xlink:href="mailto:cscorley@ua.edu" text:style-name="Internet_20_link" text:visited-style-name="Visited_20_Internet_20_Link"><text:span text:style-name="T83">cscorley@ua.edu</text:span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<text:a xlink:type="simple" xlink:href="https://github.com/cscorley" text:style-name="Internet_20_link" text:visited-style-name="Visited_20_Internet_20_Link"><text:span text:style-name="T83">https://github.com/cscorley</text:span></text:a></text:p>
            <text:p text:style-name="P5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1">SKILLS</text:p>
                </table:table-cell>
              </table:table-row>
              <table:table-row>
                <table:table-cell table:style-name="Table3.A1" office:value-type="string">
                  <text:list xml:id="list2778704281" text:style-name="L1">
                    <text:list-item>
                      <text:p text:style-name="P37">.NET</text:p>
                      <text:list>
                        <text:list-item>
                          <text:p text:style-name="P38">C#</text:p>
                        </text:list-item>
                        <text:list-item>
                          <text:p text:style-name="P39">Framework &amp; Core</text:p>
                        </text:list-item>
                        <text:list-item>
                          <text:p text:style-name="P37">ASP.NET WebAPI</text:p>
                        </text:list-item>
                        <text:list-item>
                          <text:p text:style-name="P40">VB.NET</text:p>
                        </text:list-item>
                      </text:list>
                    </text:list-item>
                    <text:list-item>
                      <text:p text:style-name="P37">Python</text:p>
                      <text:list>
                        <text:list-item>
                          <text:p text:style-name="P37">Flask</text:p>
                        </text:list-item>
                        <text:list-item>
                          <text:p text:style-name="P41">Django</text:p>
                        </text:list-item>
                        <text:list-item>
                          <text:p text:style-name="P37">numpy</text:p>
                        </text:list-item>
                        <text:list-item>
                          <text:p text:style-name="P42">Jupyter Notebooks</text:p>
                        </text:list-item>
                      </text:list>
                    </text:list-item>
                    <text:list-item>
                      <text:p text:style-name="P37">SQL</text:p>
                    </text:list-item>
                    <text:list-item>
                      <text:p text:style-name="P37">JavaScript</text:p>
                      <text:list>
                        <text:list-item>
                          <text:p text:style-name="P37">Node</text:p>
                        </text:list-item>
                        <text:list-item>
                          <text:p text:style-name="P37">React</text:p>
                        </text:list-item>
                        <text:list-item>
                          <text:p text:style-name="P37">Vue</text:p>
                        </text:list-item>
                      </text:list>
                    </text:list-item>
                    <text:list-item>
                      <text:p text:style-name="P37">Rust (beginner)</text:p>
                    </text:list-item>
                    <text:list-item>
                      <text:p text:style-name="P37">Git</text:p>
                    </text:list-item>
                    <text:list-item>
                      <text:p text:style-name="P37">Elasticsearch</text:p>
                    </text:list-item>
                    <text:list-item>
                      <text:p text:style-name="P37">MongoDB</text:p>
                    </text:list-item>
                    <text:list-item>
                      <text:p text:style-name="P37">RabbitMQ</text:p>
                    </text:list-item>
                    <text:list-item>
                      <text:p text:style-name="P37">IIS</text:p>
                    </text:list-item>
                    <text:list-item>
                      <text:p text:style-name="P37">New Relic</text:p>
                    </text:list-item>
                    <text:list-item>
                      <text:p text:style-name="P37">GNU/Linux</text:p>
                    </text:list-item>
                    <text:list-item>
                      <text:p text:style-name="P37">Windows Server</text:p>
                    </text:list-item>
                    <text:list-item>
                      <text:p text:style-name="P46"><text:span text:style-name="T35">Azure </text:span><text:span text:style-name="T40">DevOps</text:span></text:p>
                    </text:list-item>
                  </text:list>
                  <text:p text:style-name="P43"/>
                  <text:p text:style-name="P43"/>
                  <text:p text:style-name="P43"/>
                  <text:p text:style-name="P43"/>
                </table:table-cell>
              </table:table-row>
              <table:table-row>
                <table:table-cell table:style-name="Table3.A1" office:value-type="string">
                  <text:p text:style-name="P2">EDUCATION</text:p>
                </table:table-cell>
              </table:table-row>
              <table:table-row>
                <table:table-cell table:style-name="Table3.A1" office:value-type="string">
                  <text:p text:style-name="P23">PhD, Computer Science</text:p>
                  <text:p text:style-name="P14">University of Alabama</text:p>
                  <text:p text:style-name="P16">May 2018</text:p>
                  <text:p text:style-name="P19"><text:span text:style-name="T7">Online Topic Modeling For Software Maintenance Using A </text:span><text:span text:style-name="T8">C</text:span><text:span text:style-name="T7">hangeset-Based Approach</text:span></text:p>
                  <text:p text:style-name="P20"/>
                  <text:p text:style-name="P22"><text:span text:style-name="T72">M</text:span><text:span text:style-name="T3">S,</text:span><text:span text:style-name="T72"> Computer Science</text:span></text:p>
                  <text:p text:style-name="P15">University of Alabama</text:p>
                  <text:p text:style-name="P17">August 2014</text:p>
                  <text:p text:style-name="P17"/>
                  <text:p text:style-name="P28"><text:span text:style-name="T3">BS,</text:span><text:span text:style-name="T78"> Computer Science</text:span></text:p>
                  <text:p text:style-name="P29">University of North Alabama</text:p>
                  <text:p text:style-name="P30">May 2011</text:p>
                </table:table-cell>
              </table:table-row>
              <table:table-row>
                <table:table-cell table:style-name="Table3.A1" office:value-type="string">
                  <text:p text:style-name="P36"><text:soft-page-break/><text:span text:style-name="T70">OTHER</text:span><text:span text:style-name="T71"> EXPERIENCE</text:span></text:p>
                </table:table-cell>
              </table:table-row>
              <table:table-row>
                <table:table-cell table:style-name="Table3.A1" office:value-type="string">
                  <text:p text:style-name="P33"><text:span text:style-name="T27">O</text:span><text:span text:style-name="T25">pen-source projects</text:span></text:p>
                  <text:list xml:id="list122213945049639" text:continue-numbering="true" text:style-name="L1">
                    <text:list-item>
                      <text:p text:style-name="P52"><text:a xlink:type="simple" xlink:href="https://github.com/cscorley/whatthepatch" text:style-name="Internet_20_link" text:visited-style-name="Visited_20_Internet_20_Link"><text:span text:style-name="T81">whatthepatch</text:span></text:a><text:span text:style-name="T38">: Python diff/patch parsing library, </text:span><text:span text:style-name="T39">owner</text:span></text:p>
                    </text:list-item>
                    <text:list-item>
                      <text:p text:style-name="P58"><text:a xlink:type="simple" xlink:href="https://github.com/RaRe-Technologies/gensim" text:style-name="Internet_20_link" text:visited-style-name="Visited_20_Internet_20_Link"><text:span text:style-name="T80">Gensim</text:span></text:a>: Python topic modeling library, <text:span text:style-name="T86">previous </text:span><text:span text:style-name="T21">core contributor</text:span></text:p>
                    </text:list-item>
                  </text:list>
                  <text:p text:style-name="P12"/>
                  <text:p text:style-name="P25">Research instrumentation</text:p>
                  <text:list xml:id="list122213957996746" text:continue-numbering="true" text:style-name="L1">
                    <text:list-item>
                      <text:p text:style-name="P59">Language-agnostic source code parser using ANTLR4 grammars. <text:span text:style-name="T20">Java, XML</text:span></text:p>
                    </text:list-item>
                    <text:list-item>
                      <text:p text:style-name="P60"><text:span text:style-name="T20">A</text:span>pplication for source code <text:span text:style-name="T18">search</text:span> <text:span text:style-name="T19">using</text:span> linguistic similarity rather than keyword<text:span text:style-name="T17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</table:table>
            <text:p text:style-name="P7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1"><text:span text:style-name="T79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27">Coyote Logistics<text:span text:style-name="T2">,</text:span><text:span text:style-name="T73"> </text:span><text:span text:style-name="T74">Lead Software Engineer</text:span></text:p>
                  <text:p text:style-name="P24"><text:span text:style-name="T11">August </text:span><text:span text:style-name="T5">2019 – </text:span><text:span text:style-name="T11">present | Chattanooga, TN, USA</text:span></text:p>
                  <text:list xml:id="list122213590851189" text:continue-numbering="true" text:style-name="L1">
                    <text:list-item>
                      <text:p text:style-name="P53"><text:span text:style-name="T29">Manage deployments and releases of products </text:span><text:span text:style-name="T32">owned by team</text:span></text:p>
                    </text:list-item>
                    <text:list-item>
                      <text:p text:style-name="P61">Moved team from Scrum-style sprints to Kanban</text:p>
                    </text:list-item>
                    <text:list-item>
                      <text:p text:style-name="P54"><text:span text:style-name="T29">Project planning and requirements gathering. <text:s/>Create and document work to be completed. <text:s/></text:span></text:p>
                    </text:list-item>
                    <text:list-item>
                      <text:p text:style-name="P54"><text:span text:style-name="T29">Explore and make development plans </text:span><text:span text:style-name="T32">for team to execute</text:span></text:p>
                    </text:list-item>
                    <text:list-item>
                      <text:p text:style-name="P70"><text:span text:style-name="T32">C</text:span><text:span text:style-name="T28">ommunicate project status, updates, and progress to management and business analysis</text:span></text:p>
                    </text:list-item>
                    <text:list-item>
                      <text:p text:style-name="P63">Pair programming to <text:span text:style-name="T89">debug issues or </text:span>resolve development blocks</text:p>
                    </text:list-item>
                    <text:list-item>
                      <text:p text:style-name="P63">Mentoring on test writing, refactors, and experimentation of changes</text:p>
                    </text:list-item>
                    <text:list-item>
                      <text:p text:style-name="P71">Designed and mentored changes for implementing Elasticsearch script-based updates of time-critical and continuously updated data</text:p>
                    </text:list-item>
                    <text:list-item>
                      <text:p text:style-name="P54"><text:span text:style-name="T90">Designed, developed, and delivered project</text:span><text:span text:style-name="T29"> that overhauled company search functionality with Elasticsearch solution </text:span><text:span text:style-name="T33">that replaced</text:span><text:span text:style-name="T29"> SQL-based queries </text:span><text:span text:style-name="T33">with</text:span><text:span text:style-name="T29"> flexible </text:span><text:span text:style-name="T93">type-ahead</text:span><text:span text:style-name="T29"> and fuzzy searching</text:span></text:p>
                    </text:list-item>
                    <text:list-item>
                      <text:p text:style-name="P54"><text:span text:style-name="T33">Implemented data collection for determining metrics on actual user search </text:span><text:span text:style-name="T42">selections</text:span></text:p>
                    </text:list-item>
                    <text:list-item>
                      <text:p text:style-name="P62">Lead project converting in-memory caching to Azure-hosted Redis</text:p>
                    </text:list-item>
                    <text:list-item>
                      <text:p text:style-name="P62">Converted <text:span text:style-name="T76">team </text:span>build infrastructure to YAML-based Azure DevOps <text:span text:style-name="T85">pipelines</text:span></text:p>
                    </text:list-item>
                    <text:list-item>
                      <text:p text:style-name="P62">Build and maintain Kibana dashboards for Logstash logging</text:p>
                    </text:list-item>
                  </text:list>
                  <text:p text:style-name="P13"/>
                  <text:p text:style-name="P32"><text:span text:style-name="T26">Coyote Logistics</text:span><text:span text:style-name="T60">,</text:span><text:span text:style-name="T61"> Senior</text:span><text:span text:style-name="T62"> Software Engineer</text:span></text:p>
                  <text:p text:style-name="P32"><text:span text:style-name="T36">April </text:span><text:span text:style-name="T37">2019 – </text:span><text:span text:style-name="T36">August 2109 | Chattanooga, TN, USA</text:span></text:p>
                  <text:list xml:id="list122213168107741" text:continue-numbering="true" text:style-name="L1">
                    <text:list-item>
                      <text:p text:style-name="P68"><text:span text:style-name="T5">Productionalized a data-science model in Python </text:span><text:span text:style-name="T10">with Flask</text:span></text:p>
                      <text:list>
                        <text:list-item>
                          <text:p text:style-name="P68"><text:span text:style-name="T5">Improved model training efficacy, model deployment, and prediction robustness </text:span><text:span text:style-name="T13">of data-science models</text:span></text:p>
                        </text:list-item>
                      </text:list>
                    </text:list-item>
                    <text:list-item>
                      <text:p text:style-name="P53"><text:span text:style-name="T29">Designed, implemented, </text:span><text:span text:style-name="T34">and documented</text:span><text:span text:style-name="T29"> service changes that moved Elasticsearch </text:span><text:span text:style-name="T41">clients</text:span><text:span text:style-name="T29"> to secure-connection clusters</text:span></text:p>
                    </text:list-item>
                    <text:list-item>
                      <text:p text:style-name="P68"><text:span text:style-name="T5">Designed, implemented, and documented a</text:span><text:span text:style-name="T9">n</text:span><text:span text:style-name="T5"> internal NuGet library for Elasticsearch index management.</text:span></text:p>
                      <text:list>
                        <text:list-item>
                          <text:p text:style-name="P57"><text:span text:style-name="T29">Provides de facto implementations and patterns for the company that allows teams to rapidly develop and deploy Elasticsearch-based applications</text:span></text:p>
                        </text:list-item>
                      </text:list>
                    </text:list-item>
                    <text:list-item>
                      <text:p text:style-name="P53"><text:span text:style-name="T29">Installed and maintained </text:span><text:span text:style-name="T34">Developer</text:span><text:span text:style-name="T29"> and QA Elasticsearch clusters</text:span></text:p>
                    </text:list-item>
                  </text:list>
                  <text:p text:style-name="P13"/>
                  <text:p text:style-name="P27">Coyote Logistics<text:span text:style-name="T2">,</text:span><text:span text:style-name="T73"> </text:span><text:span text:style-name="T74"><text:s/>Software Engineer</text:span></text:p>
                  <text:p text:style-name="P32"><text:span text:style-name="T36">February </text:span><text:span text:style-name="T37">201</text:span><text:span text:style-name="T36">6</text:span><text:span text:style-name="T37"> – </text:span><text:span text:style-name="T36">April 2019 | Chattanooga, TN, USA</text:span></text:p>
                  <text:list xml:id="list122213760741196" text:continue-numbering="true" text:style-name="L1">
                    <text:list-item>
                      <text:p text:style-name="P55"><text:span text:style-name="T31">Designed and i</text:span><text:span text:style-name="T30">mplemented Elasticsearch-based </text:span><text:span text:style-name="T31">services to </text:span><text:span text:style-name="T30">replac</text:span><text:span text:style-name="T31">e</text:span><text:span text:style-name="T30"> SQL searching and reports</text:span></text:p>
                    </text:list-item>
                    <text:list-item>
                      <text:p text:style-name="P55"><text:span text:style-name="T43">Architected</text:span><text:span text:style-name="T31"> </text:span><text:span text:style-name="T34">A/B </text:span><text:span text:style-name="T43">service that</text:span><text:span text:style-name="T34"> account</text:span><text:span text:style-name="T43">s</text:span><text:span text:style-name="T34"> for </text:span><text:span text:style-name="T31">Elasticsearch index changes, removing service maintenance windows and allowing for continuous deployment</text:span></text:p>
                    </text:list-item>
                    <text:list-item>
                      <text:p text:style-name="P53"><text:span text:style-name="T34">Decoupled</text:span><text:span text:style-name="T31"> all existing Elasticsearch clients </text:span><text:span text:style-name="T34">from</text:span><text:span text:style-name="T31"> direct connections </text:span><text:span text:style-name="T34">to clusters to use services instead</text:span></text:p>
                    </text:list-item>
                    <text:list-item>
                      <text:p text:style-name="P64"><text:soft-page-break/>Single-handedly upgraded company dependencies on Elasticsearch 1 to Elasticsearch 5, introduc<text:span text:style-name="T94">ing</text:span> architecture and development patterns for gradual upgrades on future major versions</text:p>
                    </text:list-item>
                    <text:list-item>
                      <text:p text:style-name="P53"><text:span text:style-name="T31">Reformulated critical Elasticsearch queries </text:span><text:span text:style-name="T34">that brought</text:span><text:span text:style-name="T32"> mainline application query time from 30 seconds to sub-second searches</text:span></text:p>
                    </text:list-item>
                    <text:list-item>
                      <text:p text:style-name="P64">Designed and implemented Elasticsearch jobs for identifying and removing old documents from long-lived indices <text:span text:style-name="T77">reducing index disk sizes 85% or more</text:span></text:p>
                    </text:list-item>
                    <text:list-item>
                      <text:p text:style-name="P53"><text:span text:style-name="T59">Implemented</text:span><text:span text:style-name="T44"> m</text:span><text:span text:style-name="T30">ajor improvements to robustness and reliability of critical internal WCF </text:span><text:span text:style-name="T34">location geocoding and distance routing</text:span><text:span text:style-name="T30"> </text:span><text:span text:style-name="T31">service while introducing large refactors and increasing unit test coverage from less than 250 to over 1500</text:span></text:p>
                    </text:list-item>
                    <text:list-item>
                      <text:p text:style-name="P64">Reduced requests to external service by 99% (200K/day to 2K/day)</text:p>
                    </text:list-item>
                    <text:list-item>
                      <text:p text:style-name="P64">Researched and authored comprehensive service documentation</text:p>
                    </text:list-item>
                    <text:list-item>
                      <text:p text:style-name="P65">Designed protocol and process for deprecating WCF service methods</text:p>
                    </text:list-item>
                  </text:list>
                  <text:p text:style-name="P18"/>
                  <text:p text:style-name="P27"><text:span text:style-name="T1">ABB Corporate Research</text:span><text:span text:style-name="T2">,</text:span><text:span text:style-name="T73"> Visiting Re</text:span><text:span text:style-name="T75">se</text:span><text:span text:style-name="T73">archer &amp; Research Developer</text:span></text:p>
                  <text:p text:style-name="P34"><text:span text:style-name="T36">January </text:span><text:span text:style-name="T37">201</text:span><text:span text:style-name="T36">5 </text:span><text:span text:style-name="T37">– </text:span><text:span text:style-name="T36">February 2016 | Raleigh, NC, USA</text:span></text:p>
                  <text:list xml:id="list122213275142714" text:continue-numbering="true" text:style-name="L1">
                    <text:list-item>
                      <text:p text:style-name="P56"><text:span text:style-name="T52">Conceived, designed, and</text:span><text:span text:style-name="T46"> </text:span><text:span text:style-name="T47">developed application </text:span><text:span text:style-name="T48">for</text:span><text:span text:style-name="T46"> </text:span><text:span text:style-name="T48">“</text:span><text:a xlink:type="simple" xlink:href="https://sites.google.com/site/focuslightonline/home" text:style-name="Internet_20_link" text:visited-style-name="Visited_20_Internet_20_Link"><text:span text:style-name="T82">FlowLight</text:span></text:a><text:span text:style-name="T48">” </text:span><text:span text:style-name="T49">project</text:span><text:span text:style-name="T46"> to reduce interruptions of knowledge worker</text:span><text:span text:style-name="T50">s </text:span><text:span text:style-name="T48">using LED lights</text:span></text:p>
                      <text:list>
                        <text:list-item>
                          <text:p text:style-name="P56"><text:span text:style-name="T51">Designed</text:span><text:span text:style-name="T48">, constructed, soldered, and manually tested research prototypes</text:span></text:p>
                        </text:list-item>
                      </text:list>
                    </text:list-item>
                    <text:list-item>
                      <text:p text:style-name="P69"><text:span text:style-name="T6">D</text:span><text:span text:style-name="T5">eveloped and maintained research instrumentation </text:span><text:span text:style-name="T12">software</text:span></text:p>
                    </text:list-item>
                    <text:list-item>
                      <text:p text:style-name="P66">Maintained <text:span text:style-name="T87">internal </text:span>web service <text:span text:style-name="T87">and Visual Studio plugin</text:span> for internal users</text:p>
                    </text:list-item>
                  </text:list>
                  <text:p text:style-name="P10"/>
                  <text:p text:style-name="P26">University of Alabama<text:span text:style-name="T5">, </text:span><text:span text:style-name="T73">Graduate Research Assistant</text:span></text:p>
                  <text:p text:style-name="P9"><text:span text:style-name="T7">Fall 2014 </text:span><text:span text:style-name="T11">| Tuscaloosa, AL, USA</text:span></text:p>
                  <text:list xml:id="list122213272229341" text:continue-numbering="true" text:style-name="L1">
                    <text:list-item>
                      <text:p text:style-name="P45">Collaborated on literature review and systematic classification of security research topics <text:span text:style-name="T95">though the </text:span><text:span text:style-name="T14">NSA Grant: “Growing the Science of Security Through </text:span><text:span text:style-name="T15">Analytics</text:span><text:span text:style-name="T14">”</text:span></text:p>
                    </text:list-item>
                  </text:list>
                  <text:p text:style-name="P11"/>
                  <text:p text:style-name="P34"><text:span text:style-name="T26">University of Alabama</text:span><text:span text:style-name="T36">, </text:span><text:span text:style-name="T61">Graduate Teaching Assistant</text:span></text:p>
                  <text:p text:style-name="P32"><text:span text:style-name="T36">Spring 2013 – Spring</text:span><text:span text:style-name="T37"> 2014 </text:span><text:span text:style-name="T36">| Tuscaloosa, AL, USA</text:span></text:p>
                  <text:list xml:id="list122212860148535" text:continue-numbering="true" text:style-name="L1">
                    <text:list-item>
                      <text:p text:style-name="P44">Taught 1<text:span text:style-name="T4">st</text:span> &amp; 2<text:span text:style-name="T4">nd</text:span> year students <text:span text:style-name="T88">introductory </text:span><text:span text:style-name="T97">and intermediate-</text:span><text:span text:style-name="T98">level</text:span><text:span text:style-name="T97"> </text:span><text:span text:style-name="T88">programming using Python </text:span><text:span text:style-name="T99">on Linux-based systems</text:span></text:p>
                    </text:list-item>
                    <text:list-item>
                      <text:p text:style-name="P47"><text:span text:style-name="T63">E</text:span><text:span text:style-name="T64">mphasized </text:span><text:span text:style-name="T63">software engineering principals and best practices to students by example and </text:span><text:span text:style-name="T69">student </text:span><text:span text:style-name="T63">collaboration</text:span></text:p>
                    </text:list-item>
                    <text:list-item>
                      <text:p text:style-name="P67">Courses: Programming II &amp; Software Engineering</text:p>
                    </text:list-item>
                  </text:list>
                  <text:p text:style-name="P8"/>
                  <text:p text:style-name="P34"><text:span text:style-name="T26">University of Alabama</text:span><text:span text:style-name="T36">, </text:span><text:span text:style-name="T61">Undergraduate Research Mentor</text:span></text:p>
                  <text:p text:style-name="P32"><text:span text:style-name="T36">Summer 2011 – Spring</text:span><text:span text:style-name="T37"> 2014 </text:span><text:span text:style-name="T36">| Tuscaloosa, AL, USA</text:span></text:p>
                  <text:list xml:id="list122212956573317" text:continue-numbering="true" text:style-name="L1">
                    <text:list-item>
                      <text:p text:style-name="P48"><text:span text:style-name="T65">Lead, </text:span><text:span text:style-name="T66">collaborated, </text:span><text:span text:style-name="T67">mentored, </text:span><text:span text:style-name="T68">and supervised</text:span><text:span text:style-name="T65"> undergraduates on research projects</text:span><text:span text:style-name="T53"> </text:span><text:span text:style-name="T54">in Research Experience for Undergraduates program</text:span></text:p>
                    </text:list-item>
                    <text:list-item>
                      <text:p text:style-name="P50"><text:span text:style-name="T54">P</text:span><text:span text:style-name="T28">ublished peer-reviewed research papers in leading software maintenance conferences</text:span></text:p>
                    </text:list-item>
                    <text:list-item>
                      <text:p text:style-name="P49"><text:span text:style-name="T55">P</text:span><text:span text:style-name="T56">resented research at international conferences </text:span><text:span text:style-name="T57">and workshops</text:span></text:p>
                    </text:list-item>
                    <text:list-item>
                      <text:p text:style-name="P51"><text:span text:style-name="T57">P</text:span><text:span text:style-name="T28">eer-reviewed research papers </text:span><text:span text:style-name="T58">and provided early feedback to authors</text:span></text:p>
                    </text:list-item>
                  </text:list>
                </table:table-cell>
              </table:table-row>
            </table:table>
            <text:p text:style-name="P21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8-20T17:28:50.600890445</meta:creation-date>
    <dc:date>2020-09-06T12:22:12.325000000</dc:date>
    <meta:editing-duration>P2DT9H43M58S</meta:editing-duration>
    <meta:editing-cycles>218</meta:editing-cycles>
    <meta:generator>LibreOffice/6.4.4.2$Windows_X86_64 LibreOffice_project/3d775be2011f3886db32dfd395a6a6d1ca2630ff</meta:generator>
    <meta:document-statistic meta:table-count="4" meta:image-count="0" meta:object-count="0" meta:page-count="2" meta:paragraph-count="105" meta:word-count="797" meta:character-count="5602" meta:non-whitespace-character-count="4970"/>
  </office:meta>
</office:document-meta>
</file>